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f9d21" officeooo:paragraph-rsid="000f9d21"/>
    </style:style>
    <style:style style:name="P2" style:family="paragraph" style:parent-style-name="Standard">
      <style:text-properties officeooo:rsid="0012b3da" officeooo:paragraph-rsid="0012b3da"/>
    </style:style>
    <style:style style:name="P3" style:family="paragraph" style:parent-style-name="Standard">
      <style:text-properties officeooo:rsid="00105ffe" officeooo:paragraph-rsid="00156e24"/>
    </style:style>
    <style:style style:name="P4" style:family="paragraph" style:parent-style-name="Standard">
      <style:text-properties officeooo:rsid="00105ffe" officeooo:paragraph-rsid="0016137e"/>
    </style:style>
    <style:style style:name="P5" style:family="paragraph" style:parent-style-name="Standard">
      <style:text-properties officeooo:rsid="00113659" officeooo:paragraph-rsid="00156e24"/>
    </style:style>
    <style:style style:name="P6" style:family="paragraph" style:parent-style-name="Standard">
      <style:text-properties fo:font-style="italic" fo:font-weight="bold" officeooo:rsid="0012b3da" officeooo:paragraph-rsid="0012b3da" style:font-style-asian="italic" style:font-weight-asian="bold" style:font-style-complex="italic" style:font-weight-complex="bold"/>
    </style:style>
    <style:style style:name="P7" style:family="paragraph" style:parent-style-name="Standard">
      <style:text-properties officeooo:rsid="0016137e" officeooo:paragraph-rsid="0016137e"/>
    </style:style>
    <style:style style:name="P8" style:family="paragraph" style:parent-style-name="Standard">
      <style:text-properties fo:font-weight="bold" officeooo:rsid="00105ffe" officeooo:paragraph-rsid="00156e24" style:font-weight-asian="bold" style:font-weight-complex="bold"/>
    </style:style>
    <style:style style:name="P9" style:family="paragraph" style:parent-style-name="Standard">
      <style:text-properties fo:font-weight="bold" officeooo:rsid="00113659" officeooo:paragraph-rsid="00156e24" style:font-weight-asian="bold" style:font-weight-complex="bold"/>
    </style:style>
    <style:style style:name="P10" style:family="paragraph" style:parent-style-name="Standard">
      <style:text-properties officeooo:rsid="0016483d" officeooo:paragraph-rsid="0016483d"/>
    </style:style>
    <style:style style:name="P11" style:family="paragraph" style:parent-style-name="Text_20_body">
      <style:text-properties officeooo:rsid="0019de0a" officeooo:paragraph-rsid="0019de0a"/>
    </style:style>
    <style:style style:name="P12" style:family="paragraph" style:parent-style-name="Text_20_body" style:list-style-name="L2">
      <style:paragraph-properties fo:margin-left="0.6772in" fo:margin-right="0in" fo:margin-top="0in" fo:margin-bottom="0in" loext:contextual-spacing="false" fo:text-indent="0in" style:auto-text-indent="false" fo:padding="0in" fo:border="none"/>
      <style:text-properties style:language-asian="en" style:country-asian="US"/>
    </style:style>
    <style:style style:name="P13" style:family="paragraph" style:parent-style-name="Text_20_body" style:list-style-name="L2">
      <style:paragraph-properties fo:margin-left="0.6772in" fo:margin-right="0in" fo:margin-top="0in" fo:margin-bottom="0in" loext:contextual-spacing="false" fo:text-indent="0in" style:auto-text-indent="false" fo:padding="0in" fo:border="none"/>
    </style:style>
    <style:style style:name="P14" style:family="paragraph" style:parent-style-name="Standard">
      <style:text-properties officeooo:rsid="0016137e" officeooo:paragraph-rsid="0016137e"/>
    </style:style>
    <style:style style:name="P15" style:family="paragraph" style:parent-style-name="Standard">
      <style:text-properties officeooo:rsid="0019de0a" officeooo:paragraph-rsid="0019de0a"/>
    </style:style>
    <style:style style:name="P16" style:family="paragraph" style:parent-style-name="Standard">
      <style:text-properties fo:font-weight="bold" officeooo:rsid="0019de0a" officeooo:paragraph-rsid="0019de0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0672f"/>
    </style:style>
    <style:style style:name="T3" style:family="text">
      <style:text-properties officeooo:rsid="0016483d"/>
    </style:style>
    <style:style style:name="T4" style:family="text">
      <style:text-properties loext:padding="0in" loext:border="none"/>
    </style:style>
    <style:style style:name="T5" style:family="text">
      <style:text-properties fo:language="en" fo:country="US" loext:padding="0in" loext:border="none"/>
    </style:style>
    <style:style style:name="T6" style:family="text">
      <style:text-properties style:language-asian="en" style:country-asian="US" loext:padding="0in" loext:border="none"/>
    </style:style>
    <text:list-style style:name="L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me</text:p>
      <text:p text:style-name="P1">研究分野の萌芽とYouTubeコンテンツ数との関係</text:p>
      <text:p text:style-name="P1">研究分野とは？</text:p>
      <text:p text:style-name="P1">研究分野の萌芽と、その度合い・基準は？</text:p>
      <text:p text:style-name="P1">YouTubeコンテンツは？</text:p>
      <text:p text:style-name="P1">コンテンツ数の伸び</text:p>
      <text:p text:style-name="P1">各コンテンツのビュー・コメント・シェアの伸び</text:p>
      <text:p text:style-name="P1"/>
      <text:p text:style-name="P1">disciplines</text:p>
      <text:p text:style-name="P1">platforms and acts</text:p>
      <text:p text:style-name="P1">platforms and users</text:p>
      <text:p text:style-name="P1">other factors</text:p>
      <text:p text:style-name="P1">necessity and sufficiency</text:p>
      <text:p text:style-name="P1"/>
      <text:p text:style-name="P2">(특정 분야의?논문의?)</text:p>
      <text:p text:style-name="P2"><text:span text:style-name="T1">인지도</text:span>와 <text:span text:style-name="T1">관련 유튜브 컨텐츠</text:span> (시간적, 양적, 언어/지역적, )관계</text:p>
      <text:p text:style-name="P2">인지도: SNS언급 수</text:p>
      <text:p text:style-name="P2"/>
      <text:p text:style-name="P2">연도별 토픽의 누적 트윗 수vs누적 컨텐츠수</text:p>
      <text:p text:style-name="P2"/>
      <text:p text:style-name="P6">200409</text:p>
      <text:p text:style-name="P3">배경</text:p>
      <text:p text:style-name="P3">altmetrics과 논문의 피인용수는 상관관계가 낮다.</text:p>
      <text:p text:style-name="P3">altmetrics는 논문의 문헌bookmark와 SNS언급으로 구성된다.</text:p>
      <text:p text:style-name="P3">플랫폼별SNS언급수에서 Twitter압도적.</text:p>
      <text:p text:style-name="P3"/>
      <text:p text:style-name="P3">altmetrics를 논문의 연구,학술적 평가 이외의 평가지표로 쓰일 수 있다. (혹은 쓰이는게 바람직하다)</text:p>
      <text:p text:style-name="P3"/>
      <text:p text:style-name="P3">트위터의 논문 트윗 수, 리트윗 수</text:p>
      <text:p text:style-name="P3">유튜브의 논문(?) 컨텐츠 수, 뷰, 공유 수</text:p>
      <text:p text:style-name="P3"/>
      <text:p text:style-name="P3">내 의견</text:p>
      <text:p text:style-name="P3">유튜브 컨텐츠는 트윗보다도 훨씬 시간이 필요하며 정성이 필요한 작업.</text:p>
      <text:p text:style-name="P3">→1.더 관심을 끌기 쉽다 2.시청자에 대한 전달력이 높다</text:p>
      <text:p text:style-name="P3">→</text:p>
      <text:p text:style-name="P3">→유튜브 컨텐츠 수/뷰 공유 수는 트위터 수보다 논문/분야의 피인용수와 관련이 있다<text:span text:style-name="T2">(?)</text:span></text:p>
      <text:p text:style-name="P3"/>
      <text:p text:style-name="P3">가설</text:p>
      <text:p text:style-name="P8">1.애당초 유튜브에서 논문 직접 언급 비율은 매우 적다.</text:p>
      <text:p text:style-name="P8">1.1 애당초 유튜브에서 논문 키워드 언급 비율은 매우 적다.</text:p>
      <text:p text:style-name="P3">2.</text:p>
      <text:p text:style-name="P8">3. 근래 논문일수록 <text:s/>직접언급/키워드 언급 수가 높다.</text:p>
      <text:p text:style-name="P5">4. 일본 유튜버는 일본어 논문 키워드(일본어) 언급 비율이 외국 논문 키워드(영어) 언급 비율보다 높다.</text:p>
      <text:p text:style-name="P9">5. 분야에 따라 키워드 언급 비율에 유의차가 있다.</text:p>
      <text:p text:style-name="P3"/>
      <text:p text:style-name="P10">학술논문에 대한 유튜브 컨텐츠 配信状況</text:p>
      <text:p text:style-name="P3"/>
      <text:p text:style-name="P7">학협지 논문에 대한 altmetrics부여 상황</text:p>
      <text:p text:style-name="P7"><text:soft-page-break/>시계열, 지역,언어 등 다각도 분석</text:p>
      <text:p text:style-name="P7"/>
      <text:p text:style-name="P7">트위트가 주류</text:p>
      <text:p text:style-name="P7">알트메트릭스에 유튜브 포함 안함</text:p>
      <text:p text:style-name="P4">유튜브 컨텐츠는 트윗보다도 훨씬 시간이 필요하며 정성이 필요한 작업.</text:p>
      <text:p text:style-name="P4">→1.더 관심을 끌기 쉽다 2.시청자에 대한 전달력이 높다 3.정보량</text:p>
      <text:p text:style-name="P7"/>
      <text:p text:style-name="P7">논문에대한 SNS언급상에서, 트위트와 유튜브 컨텐츠의 효과에 차이가 있을 것이다.</text:p>
      <text:p text:style-name="P7">논문에 대한 유튜브 컨텐츠 상에서의 언급 조사해서 분석해보고 싶다.</text:p>
      <text:p text:style-name="P7"/>
      <text:p text:style-name="P7">유튜브가 직접 논문 거론하는 경우는 적고, 메타데이터에서 검출할수 있을지 미지수</text:p>
      <text:p text:style-name="P7">구글 <text:span text:style-name="T3">API사용해서 </text:span>키워드 검색-&gt;관련 분야 채널을 추려서 관련 컨텐츠 검색, 데이터 수집 후 분석</text:p>
      <text:p text:style-name="P7"/>
      <text:p text:style-name="P7">트윗 데이터의 경우와 비교 후 새로운 지견을 발견하고싶다.</text:p>
      <text:p text:style-name="P7"/>
      <text:p text:style-name="P7">아카이브와 </text:p>
      <text:p text:style-name="P7"/>
      <text:p text:style-name="P16">200507</text:p>
      <text:p text:style-name="P11"><text:span text:style-name="T6">仮説１：</text:span><text:span text:style-name="T5">YT</text:span><text:span text:style-name="T6">解説ビデオは、先に</text:span><text:span text:style-name="T5">Twitter</text:span><text:span text:style-name="T6">で盛り上がった論文に限って掲載される。​</text:span></text:p>
      <text:list xml:id="list3617427486746179367" text:style-name="L2">
        <text:list-item>
          <text:p text:style-name="P13"><text:span text:style-name="T6">解説ビデオの論文に対して、</text:span><text:span text:style-name="T5">Twitter</text:span><text:span text:style-name="T6">の動向を分析する​</text:span></text:p>
        </text:list-item>
        <text:list-item>
          <text:p text:style-name="P12"><text:span text:style-name="T4">解説ビデオの定義・「盛り上がり」の計測が課題</text:span></text:p>
        </text:list-item>
      </text:list>
      <text:p text:style-name="P15">1. altmetric it!에서 트위터 웹크롤링 자동화</text:p>
      <text:p text:style-name="P15">1.1 altmetric상의 논문 식별 번호를 자동화 불가능??</text:p>
      <text:p text:style-name="P15">(2 비디오 웹크롤링-&gt;수집하고있는 비디오 범위에 대해 고찰)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10:27:19.463791035</meta:creation-date>
    <dc:date>2020-05-07T20:16:43.819476276</dc:date>
    <meta:editing-duration>PT6H9M41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" meta:paragraph-count="56" meta:word-count="951" meta:character-count="1378" meta:non-whitespace-character-count="1160"/>
  </office:meta>
</office:document-meta>
</file>